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bining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ingIterator.Combining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biningEntrySe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bining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bining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biningIterator.fetch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biningMap.contains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biningMap.add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bining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ing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ingMap.g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